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2_11-36-28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 E-139-34-49.76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2_15-08-17_000.jpg</text:p>
          </table:table-cell>
          <table:table-cell table:style-name="ce16" office:value-type="string">
            <text:p>:m 1-2*2 RES / 245 / 『古典場から量子場への道』　高橋康 / p.122</text:p>
          </table:table-cell>
          <table:table-cell table:style-name="ce3"/>
          <table:table-cell table:style-name="ce3"/>
          <table:table-cell table:style-name="ce3" office:value-type="string">
            <text:p>N-35-35-29.04 E-139-34-49.76</text:p>
          </table:table-cell>
          <table:table-cell table:style-name="ce29" table:formula="of:=IF([.E3]=&quot;&quot;;[.C3];CONCATENATE([.C3];&quot; / &quot;;[.E3]))" office:value-type="string" office:string-value=":m 1-2*2 RES / 245 / 『古典場から量子場への道』　高橋康 / p.122">
            <text:p>:m 1-2*2 RES / 245 / 『古典場から量子場への道』　高橋康 / p.12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2_19-04-30_000.jpg</text:p>
          </table:table-cell>
          <table:table-cell table:style-name="ce16" office:value-type="string">
            <text:p>:m music / log / gt / || s.1:f-102,r,patt-3(1),score~,ch.A;D,t.55 || s.2:et-6,r,patt-29(1)-1,t.85,score~ || s.3:et-6,r,patt-30(1)-1,t.85,score+</text:p>
          </table:table-cell>
          <table:table-cell table:style-name="ce28"/>
          <table:table-cell table:style-name="ce3"/>
          <table:table-cell table:style-name="ce3" office:value-type="string">
            <text:p>N-35-35-28.61 E-139-34-49.22</text:p>
          </table:table-cell>
          <table:table-cell table:style-name="ce29" table:formula="of:=IF([.E4]=&quot;&quot;;[.C4];CONCATENATE([.C4];&quot; / &quot;;[.E4]))" office:value-type="string" office:string-value=":m music / log / gt / || s.1:f-102,r,patt-3(1),score~,ch.A;D,t.55 || s.2:et-6,r,patt-29(1)-1,t.85,score~ || s.3:et-6,r,patt-30(1)-1,t.85,score+">
            <text:p>:m music / log / gt / || s.1:f-102,r,patt-3(1),score~,ch.A;D,t.55 || s.2:et-6,r,patt-29(1)-1,t.85,score~ || s.3:et-6,r,patt-30(1)-1,t.85,score+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2_21-03-15_000.jpg</text:p>
          </table:table-cell>
          <table:table-cell table:style-name="ce1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48 E-139-34-49.43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2_23-26-52_000.jpg</text:p>
          </table:table-cell>
          <table:table-cell table:style-name="ce16" office:value-type="string">
            <text:p>:PHOTO 記録 / PC画面 / デスクトップPC / 「IWJ」 / 寄付金、入金 / 3000 / スラップ訴訟</text:p>
          </table:table-cell>
          <table:table-cell table:style-name="ce20"/>
          <table:table-cell table:style-name="ce3"/>
          <table:table-cell table:style-name="ce3" office:value-type="string">
            <text:p>N-35-35-29.12 E-139-34-49.22</text:p>
          </table:table-cell>
          <table:table-cell table:style-name="ce29" table:formula="of:=IF([.E6]=&quot;&quot;;[.C6];CONCATENATE([.C6];&quot; / &quot;;[.E6]))" office:value-type="string" office:string-value=":PHOTO 記録 / PC画面 / デスクトップPC / 「IWJ」 / 寄付金、入金 / 3000 / スラップ訴訟">
            <text:p>:PHOTO 記録 / PC画面 / デスクトップPC / 「IWJ」 / 寄付金、入金 / 3000 / スラップ訴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2_23-36-07_000.jpg</text:p>
          </table:table-cell>
          <table:table-cell table:style-name="ce16" office:value-type="string">
            <text:p>:PHOTO 記録 / PC画面 / デスクトップPC / 「IWJ」 / 寄付金、入金 / 3000 / スラップ訴訟</text:p>
          </table:table-cell>
          <table:table-cell table:style-name="ce13"/>
          <table:table-cell table:style-name="ce3"/>
          <table:table-cell table:style-name="ce3" office:value-type="string">
            <text:p>N-35-35-28.56 E-139-34-49.32</text:p>
          </table:table-cell>
          <table:table-cell table:style-name="ce29" table:formula="of:=IF([.E7]=&quot;&quot;;[.C7];CONCATENATE([.C7];&quot; / &quot;;[.E7]))" office:value-type="string" office:string-value=":PHOTO 記録 / PC画面 / デスクトップPC / 「IWJ」 / 寄付金、入金 / 3000 / スラップ訴訟">
            <text:p>:PHOTO 記録 / PC画面 / デスクトップPC / 「IWJ」 / 寄付金、入金 / 3000 / スラップ訴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3_05-55-42_000.jpg</text:p>
          </table:table-cell>
          <table:table-cell table:style-name="ce16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31 E-139-34-49.38</text:p>
          </table:table-cell>
          <table:table-cell table:style-name="ce29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3_07-57-07_000.jpg</text:p>
          </table:table-cell>
          <table:table-cell table:style-name="ce14" office:value-type="string">
            <text:p>:m 食べた物　間食 / 味噌スープ</text:p>
          </table:table-cell>
          <table:table-cell table:style-name="ce14"/>
          <table:table-cell table:style-name="ce3"/>
          <table:table-cell table:style-name="ce3" office:value-type="string">
            <text:p>N-35-35-28.29 E-139-34-49.54</text:p>
          </table:table-cell>
          <table:table-cell table:style-name="ce29" table:formula="of:=IF([.E9]=&quot;&quot;;[.C9];CONCATENATE([.C9];&quot; / &quot;;[.E9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6-18_01-46-11.m4a</text:p>
          </table:table-cell>
          <table:table-cell table:style-name="ce16" office:value-type="string">
            <text:p>:VOICE-MEMO / @自宅 / 思ったこと / キーボード / 「曲を憶えて、そのままを弾く」は、無理だ</text:p>
          </table:table-cell>
          <table:table-cell table:style-name="ce15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宅 / 思ったこと / キーボード / 「曲を憶えて、そのままを弾く」は、無理だ">
            <text:p>:VOICE-MEMO / @自宅 / 思ったこと / キーボード / 「曲を憶えて、そのままを弾く」は、無理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6-20_00-02-52.m4a</text:p>
          </table:table-cell>
          <table:table-cell table:style-name="ce14" office:value-type="string">
            <text:p>:VOICE-MEMO / @自室 / diary / 始めたこと / メモをビデオに収めた</text:p>
          </table:table-cell>
          <table:table-cell table:style-name="ce14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室 / diary / 始めたこと / メモをビデオに収めた">
            <text:p>:VOICE-MEMO / @自室 / diary / 始めたこと / メモをビデオに収めた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6-20_10-46-14.m4a</text:p>
          </table:table-cell>
          <table:table-cell table:style-name="ce16" office:value-type="string">
            <text:p>:VOICE-MEMO / @自宅 / メモ / 起きたのは何故か？自分の好きなことをやれる；温かい気持ち</text:p>
          </table:table-cell>
          <table:table-cell table:style-name="ce15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宅 / メモ / 起きたのは何故か？自分の好きなことをやれる；温かい気持ち">
            <text:p>:VOICE-MEMO / @自宅 / メモ / 起きたのは何故か？自分の好きなことをやれる；温かい気持ち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6-20_11-01-42.m4a</text:p>
          </table:table-cell>
          <table:table-cell table:style-name="ce6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29_15-54-54.m4a</text:p>
          </table:table-cell>
          <table:table-cell table:style-name="ce6" office:value-type="string">
            <text:p>:VOICE-MEMO / @東和、高津の現場（新日本建設） / 記録 / 土工の人たち；もう一方の相番の人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東和、高津の現場（新日本建設） / 記録 / 土工の人たち；もう一方の相番の人">
            <text:p>:VOICE-MEMO / @東和、高津の現場（新日本建設） / 記録 / 土工の人たち；もう一方の相番の人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29_15-55-22.m4a</text:p>
          </table:table-cell>
          <table:table-cell table:style-name="ce6" office:value-type="string">
            <text:p>:VOICE-MEMO / @自宅 / 思うこと / 自分の周りがそうであると、そうであるとしか考えようがなくなる；こちらから見ると、秩序がないと見えても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思うこと / 自分の周りがそうであると、そうであるとしか考えようがなくなる；こちらから見ると、秩序がないと見えても">
            <text:p>:VOICE-MEMO / @自宅 / 思うこと / 自分の周りがそうであると、そうであるとしか考えようがなくなる；こちらから見ると、秩序がないと見えても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7-05_22-33-22.m4a</text:p>
          </table:table-cell>
          <table:table-cell table:style-name="ce6" office:value-type="string">
            <text:p>:VOICE-MEMO / @自室 / lets / 東急沿線のハザードマップ；知ろう / <text:a xlink:href="http://www.city.kawasaki.jp/530/cmsfiles/contents/0000018/18174/05mthm.pdf">http://www.city.kawasaki.jp/530/cmsfiles/contents/0000018/18174/05mthm.pdf</text:a>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lets / 東急沿線のハザードマップ；知ろう / http://www.city.kawasaki.jp/530/cmsfiles/contents/0000018/18174/05mthm.pdf">
            <text:p>:VOICE-MEMO / @自室 / lets / 東急沿線のハザードマップ；知ろう / http://www.city.kawasaki.jp/530/cmsfiles/contents/0000018/18174/05mthm.pdf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1_14-18-21.m4a</text:p>
          </table:table-cell>
          <table:table-cell table:style-name="ce6" office:value-type="string">
            <text:p>:VOICE-MEMO / @自宅 / 思ったこと / 場の理論；複素場、実数場；人についても、いくつかの「場」が生まれている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思ったこと / 場の理論；複素場、実数場；人についても、いくつかの「場」が生まれている">
            <text:p>:VOICE-MEMO / @自宅 / 思ったこと / 場の理論；複素場、実数場；人についても、いくつかの「場」が生まれてい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1_14-44-06.m4a</text:p>
          </table:table-cell>
          <table:table-cell table:style-name="ce6" office:value-type="string">
            <text:p>:VOICE-MEMO / @自宅 / 疑問 / メソポタミア、穀物が豊か；なぜそんな土地で、殺戮が行われるのか？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疑問 / メソポタミア、穀物が豊か；なぜそんな土地で、殺戮が行われるのか？">
            <text:p>:VOICE-MEMO / @自宅 / 疑問 / メソポタミア、穀物が豊か；なぜそんな土地で、殺戮が行われるのか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9">
            <text:p>2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18">
            <text:p>18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float" office:value="18">
            <text:p>18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1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18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18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1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1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1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18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18];[.B18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18];[.B18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1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1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27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15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7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2020/01/23</text:date>, <text:time>13:30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3T13:30:31.25</dc:date>
    <dc:creator>iwabuchi ken</dc:creator>
    <meta:editing-duration>P16DT13H45M30S</meta:editing-duration>
    <meta:editing-cycles>6569</meta:editing-cycles>
    <meta:document-statistic meta:table-count="1" meta:cell-count="748" meta:object-count="0"/>
  </office:meta>
</office:document-meta>
</file>